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340a02"/>
    </style:style>
    <style:style style:name="P3" style:family="paragraph" style:parent-style-name="Standard">
      <style:text-properties style:font-name="Linux Libertine O" officeooo:rsid="00366815" officeooo:paragraph-rsid="00366815"/>
    </style:style>
    <style:style style:name="P4" style:family="paragraph" style:parent-style-name="Standard">
      <style:text-properties style:font-name="Linux Libertine O" officeooo:rsid="00356cf3" officeooo:paragraph-rsid="00340a02"/>
    </style:style>
    <style:style style:name="P5" style:family="paragraph" style:parent-style-name="Standard">
      <style:text-properties style:font-name="Linux Libertine O" officeooo:rsid="0039da61" officeooo:paragraph-rsid="0039da61"/>
    </style:style>
    <style:style style:name="P6" style:family="paragraph" style:parent-style-name="Standard">
      <style:text-properties style:font-name="Linux Libertine O" officeooo:rsid="00340a02" officeooo:paragraph-rsid="00366815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d164b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340a02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66815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66815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9da6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bc8c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2b9204"/>
    </style:style>
    <style:style style:name="T11" style:family="text">
      <style:text-properties officeooo:rsid="00366815"/>
    </style:style>
    <style:style style:name="T12" style:family="text">
      <style:text-properties officeooo:rsid="0039da61"/>
    </style:style>
    <style:style style:name="T13" style:family="text">
      <style:text-properties officeooo:rsid="003e0f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Harissa</text:span><text:span text:style-name="T6"> </text:span><text:span text:style-name="T9">oven chicken</text:span><text:span text:style-name="T3"> (</text:span><text:span text:style-name="T8">3</text:span><text:span text:style-name="T3"> portions; </text:span><text:span text:style-name="T5">3</text:span><text:span text:style-name="T4">5 minutes</text:span><text:span text:style-name="T3">)</text:span></text:h>
      <text:p text:style-name="Heading"><text:span text:style-name="T1">For the </text:span><text:span text:style-name="T2">tray</text:span></text:p>
      <text:p text:style-name="P2"><text:span text:style-name="T13">5</text:span><text:span text:style-name="T10"> tbsp</text:span> olive oil</text:p>
      <text:p text:style-name="P5">640g boneless chicken thighs</text:p>
      <text:p text:style-name="P5">400g pack of chopped butternut squash</text:p>
      <text:p text:style-name="P6"/>
      <text:p text:style-name="P3"><text:span text:style-name="T12">6 ts</text:span>p harissa paste</text:p>
      <text:p text:style-name="P3"/>
      <text:p text:style-name="P5">1 lemon cut into quarters (optional)</text:p>
      <text:p text:style-name="P5">feta crumbled on top (optional)</text:p>
      <text:p text:style-name="P3"/>
      <text:p text:style-name="P3"/>
      <text:p text:style-name="P3"/>
      <text:p text:style-name="P5">Preheat the oven to 200 degrees and add some salt to the chicken thighs.</text:p>
      <text:p text:style-name="P5"/>
      <text:p text:style-name="P5">Spread the oil over a large baking tray or oven dish, space the chicken out on the tray, and place the squash chunks around and over it, along with the lemon if using.</text:p>
      <text:p text:style-name="P5"/>
      <text:p text:style-name="P5">Top each chicken thigh with a tsp of harissa and bake for about 30 minutes (pop some rice on now if you’re having it).</text:p>
      <text:p text:style-name="P4"/>
      <text:p text:style-name="P5">When the chicken juices run clear, take it out of the oven and crumble the feta on top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9:36.970676512</dc:date>
    <meta:editing-duration>PT1H22M48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28" meta:character-count="668" meta:non-whitespace-character-count="552"/>
  </office:meta>
</office:document-meta>
</file>